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2FF1_22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2, FF 1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F. de Sola Mendes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18 [?] 1874</text:p>
      <text:p text:style-name="P5">Month<text:tab/><text:tab/><text:tab/><text:tab/><text:tab/><text:tab/></text:p>
      <text:p text:style-name="P5">Year<text:tab/><text:tab/><text:tab/><text:tab/><text:tab/><text:tab/>1874</text:p>
      <text:p text:style-name="P5">Hebrew Date<text:tab/><text:tab/><text:tab/><text:tab/><text:tab/></text:p>
      <text:p text:style-name="P5">Undated</text:p>
      <text:p text:style-name="P5">City<text:tab/><text:tab/><text:tab/><text:tab/><text:tab/><text:tab/>New York</text:p>
      <text:p text:style-name="P5">State<text:tab/><text:tab/><text:tab/><text:tab/><text:tab/><text:tab/>New York<text:tab/><text:tab/><text:tab/>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/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/text:p>
      <text:p text:style-name="P5">Postma<text:tab/>rk<text:tab/><text:tab/><text:tab/>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3"><text:span text:style-name="T1">244 W. 39</text:span><text:span text:style-name="T2">th</text:span><text:span text:style-name="T1"> St./</text:span></text:p>
      <text:p text:style-name="P3"><text:span text:style-name="T1">N. Y./</text:span></text:p>
      <text:p text:style-name="P3"><text:span text:style-name="T1">[?] 18. 74/</text:span></text:p>
      <text:p text:style-name="P2"><text:span text:style-name="T1">Rev. S. Morais/</text:span></text:p>
      <text:p text:style-name="P2"><text:span text:style-name="T1"><text:tab/><text:tab/>Ph'a./</text:span></text:p>
      <text:p text:style-name="P2"><text:span text:style-name="T1"><text:tab/>Rev. &amp; dear Sir,/</text:span></text:p>
      <text:p text:style-name="P2"><text:span text:style-name="T1"><text:tab/><text:tab/>Accepting with/ thanks the privilege of communicating with you/ as occasion served, I should have written 'ere/ this had not an accident to my right hand/ prevented my [crossed-out: writing] so doing. <text:s/>I will not however/ let today go by without wishing you/ a hearty 316 [Hebrew], tho' I have but two/ fingers to write it with. <text:s/>My doctor promises/ me a speedy cure &amp; removal of the prohibition/ to use my unfortunate thumb (luxated),/ till then, I must be silent, and only [?]/ my buenas fiestas/ </text:span></text:p>
      <text:p text:style-name="P2"><text:span text:style-name="T1"><text:tab/>remain/</text:span></text:p>
      <text:p text:style-name="P2"><text:span text:style-name="T1"><text:tab/><text:tab/>yours sincerely/</text:span></text:p>
      <text:p text:style-name="P2"><text:span text:style-name="T1"><text:tab/><text:tab/><text:tab/>F. de Sola Mendes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21T11:52:34</meta:creation-date>
    <dc:date>2009-05-21T11:57:26</dc:date>
    <dc:language>en-US</dc:language>
    <meta:editing-cycles>2</meta:editing-cycles>
    <meta:editing-duration>PT4M5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70" meta:word-count="273" meta:character-count="1889"/>
  </office:meta>
</office:document-meta>
</file>